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250" calcext:value-type="float">
            <text:p>250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7T15:15:45.195283000</dc:date>
    <meta:editing-duration>PT6H54M14S</meta:editing-duration>
    <meta:editing-cycles>47</meta:editing-cycles>
    <meta:document-statistic meta:table-count="1" meta:cell-count="201" meta:object-count="0"/>
  </office:meta>
</office:document-meta>
</file>